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erif" svg:font-family="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style:font-name="Arial" fo:font-size="18pt" fo:font-weight="bold" officeooo:rsid="0006f3fc" officeooo:paragraph-rsid="0006f3fc" style:font-size-asian="18pt" style:font-weight-asian="bold" style:font-size-complex="18pt" style:font-weight-complex="bold"/>
    </style:style>
    <style:style style:name="P3" style:family="paragraph" style:parent-style-name="Standard">
      <style:paragraph-properties fo:text-align="start" style:justify-single-word="false"/>
      <style:text-properties style:font-name="Arial" fo:font-size="18pt" fo:font-weight="bold" officeooo:rsid="0006f3fc" officeooo:paragraph-rsid="0006f3fc" style:font-size-asian="18pt" style:font-weight-asian="bold" style:font-size-complex="18pt" style:font-weight-complex="bold"/>
    </style:style>
    <style:style style:name="P4" style:family="paragraph" style:parent-style-name="Standard">
      <style:paragraph-properties fo:text-align="start" style:justify-single-word="false"/>
      <style:text-properties style:font-name="Arial" fo:font-size="12pt" fo:font-weight="normal" officeooo:rsid="0006f3fc" officeooo:paragraph-rsid="000ed90c"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color="#c9211e" style:font-name="Arial" fo:font-size="12pt" fo:font-weight="bold" officeooo:rsid="0006f3fc" officeooo:paragraph-rsid="0006f3fc" style:font-size-asian="10.5pt" style:font-weight-asian="bold" style:font-size-complex="12pt" style:font-weight-complex="bold"/>
    </style:style>
    <style:style style:name="P6" style:family="paragraph" style:parent-style-name="Standard">
      <style:paragraph-properties fo:text-align="start" style:justify-single-word="false"/>
      <style:text-properties fo:color="#c9211e" style:font-name="Arial" fo:font-size="12pt" fo:font-weight="bold" officeooo:rsid="000a0496" officeooo:paragraph-rsid="000a0496" style:font-size-asian="10.5pt" style:font-weight-asian="bold" style:font-size-complex="12pt" style:font-weight-complex="bold"/>
    </style:style>
    <style:style style:name="P7" style:family="paragraph" style:parent-style-name="Standard">
      <style:paragraph-properties fo:text-align="start" style:justify-single-word="false"/>
      <style:text-properties fo:color="#c9211e" style:font-name="Arial" fo:font-size="12pt" fo:font-weight="bold" officeooo:rsid="000d0445" officeooo:paragraph-rsid="000d0445" style:font-size-asian="10.5pt" style:font-weight-asian="bold" style:font-size-complex="12pt" style:font-weight-complex="bold"/>
    </style:style>
    <style:style style:name="P8" style:family="paragraph" style:parent-style-name="Standard">
      <style:paragraph-properties fo:text-align="start" style:justify-single-word="false"/>
      <style:text-properties fo:color="#c9211e" style:font-name="Arial" fo:font-size="12pt" fo:font-weight="bold" officeooo:rsid="000e91f3" officeooo:paragraph-rsid="000e91f3" style:font-size-asian="10.5pt" style:font-weight-asian="bold" style:font-size-complex="12pt" style:font-weight-complex="bold"/>
    </style:style>
    <style:style style:name="P9" style:family="paragraph" style:parent-style-name="Standard">
      <style:paragraph-properties fo:text-align="start" style:justify-single-word="false"/>
      <style:text-properties fo:color="#c9211e" style:font-name="Arial" fo:font-size="12pt" fo:font-weight="bold" officeooo:rsid="000ed90c" officeooo:paragraph-rsid="000ed90c" style:font-size-asian="10.5pt" style:font-weight-asian="bold" style:font-size-complex="12pt" style:font-weight-complex="bold"/>
    </style:style>
    <style:style style:name="P10" style:family="paragraph" style:parent-style-name="Standard">
      <style:paragraph-properties fo:text-align="start" style:justify-single-word="false"/>
      <style:text-properties fo:color="#c9211e" style:font-name="Arial" fo:font-size="12pt" fo:font-weight="bold" officeooo:rsid="0011375b" officeooo:paragraph-rsid="0011375b" style:font-size-asian="10.5pt" style:font-weight-asian="bold" style:font-size-complex="12pt" style:font-weight-complex="bold"/>
    </style:style>
    <style:style style:name="P11" style:family="paragraph" style:parent-style-name="Standard">
      <style:paragraph-properties fo:text-align="start" style:justify-single-word="false"/>
      <style:text-properties fo:color="#c9211e" style:font-name="Arial" fo:font-size="12pt" fo:font-weight="bold" officeooo:rsid="00192fde" officeooo:paragraph-rsid="00192fde" style:font-size-asian="10.5pt" style:font-weight-asian="bold" style:font-size-complex="12pt" style:font-weight-complex="bold"/>
    </style:style>
    <style:style style:name="P12" style:family="paragraph" style:parent-style-name="Standard">
      <style:paragraph-properties fo:text-align="start" style:justify-single-word="false"/>
      <style:text-properties style:use-window-font-color="true" style:font-name="Arial" fo:font-size="12pt" fo:font-weight="normal" officeooo:rsid="0006f3fc" officeooo:paragraph-rsid="0006f3fc"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use-window-font-color="true" style:font-name="Arial" fo:font-size="12pt" fo:font-weight="normal" officeooo:rsid="000a0496" officeooo:paragraph-rsid="000a0496"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use-window-font-color="true" style:font-name="Arial" fo:font-size="12pt" fo:font-weight="normal" officeooo:rsid="0011375b" officeooo:paragraph-rsid="0011375b"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use-window-font-color="true" style:font-name="Arial" fo:font-size="12pt" fo:font-weight="normal" officeooo:rsid="000d0445" officeooo:paragraph-rsid="000d0445"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use-window-font-color="true" style:font-name="Arial" fo:font-size="12pt" fo:font-weight="normal" officeooo:rsid="001b1ad4" officeooo:paragraph-rsid="001b1ad4"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use-window-font-color="true" style:font-name="Arial" fo:font-size="12pt" fo:font-weight="normal" officeooo:rsid="001d0d4a" officeooo:paragraph-rsid="001d0d4a"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use-window-font-color="true" style:font-name="Arial" fo:font-size="12pt" fo:font-weight="normal" officeooo:rsid="0023a475" officeooo:paragraph-rsid="000a0496"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use-window-font-color="true" style:font-name="Arial" fo:font-size="12pt" fo:font-weight="normal" officeooo:rsid="002671c2" officeooo:paragraph-rsid="0024cde2"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use-window-font-color="true" style:font-name="serif" fo:font-size="12pt" fo:font-weight="normal" officeooo:rsid="00124914" officeooo:paragraph-rsid="0011375b"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use-window-font-color="true" style:font-name="serif" fo:font-size="12pt" fo:font-weight="normal" officeooo:rsid="00144830" officeooo:paragraph-rsid="0011375b"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color="#800080" style:font-name="Arial" fo:font-size="12pt" fo:font-weight="bold" officeooo:rsid="0006f3fc" officeooo:paragraph-rsid="0006f3fc" style:font-size-asian="10.5pt" style:font-weight-asian="bold" style:font-size-complex="12pt" style:font-weight-complex="bold"/>
    </style:style>
    <style:style style:name="P23" style:family="paragraph" style:parent-style-name="Standard">
      <style:paragraph-properties fo:text-align="start" style:justify-single-word="false"/>
      <style:text-properties fo:color="#800080" style:font-name="Arial" fo:font-size="12pt" fo:font-weight="bold" officeooo:rsid="000a0496" officeooo:paragraph-rsid="000a0496" style:font-size-asian="10.5pt" style:font-weight-asian="bold" style:font-size-complex="12pt" style:font-weight-complex="bold"/>
    </style:style>
    <style:style style:name="P24" style:family="paragraph" style:parent-style-name="Standard">
      <style:paragraph-properties fo:text-align="start" style:justify-single-word="false"/>
      <style:text-properties fo:color="#800080" style:font-name="Arial" fo:font-size="12pt" fo:font-weight="bold" officeooo:rsid="000d0445" officeooo:paragraph-rsid="000d0445" style:font-size-asian="10.5pt" style:font-weight-asian="bold" style:font-size-complex="12pt" style:font-weight-complex="bold"/>
    </style:style>
    <style:style style:name="P25" style:family="paragraph" style:parent-style-name="Standard">
      <style:paragraph-properties fo:text-align="start" style:justify-single-word="false"/>
      <style:text-properties fo:color="#800080" style:font-name="Arial" fo:font-size="12pt" fo:font-weight="bold" officeooo:rsid="000ed90c" officeooo:paragraph-rsid="000ed90c" style:font-size-asian="10.5pt" style:font-weight-asian="bold" style:font-size-complex="12pt" style:font-weight-complex="bold"/>
    </style:style>
    <style:style style:name="P26" style:family="paragraph" style:parent-style-name="Standard">
      <style:paragraph-properties fo:text-align="start" style:justify-single-word="false"/>
      <style:text-properties fo:color="#800080" style:font-name="Arial" fo:font-size="12pt" fo:font-weight="bold" officeooo:rsid="000e91f3" officeooo:paragraph-rsid="000e91f3" style:font-size-asian="10.5pt" style:font-weight-asian="bold" style:font-size-complex="12pt" style:font-weight-complex="bold"/>
    </style:style>
    <style:style style:name="P27" style:family="paragraph" style:parent-style-name="Standard" style:list-style-name="L1">
      <style:paragraph-properties fo:text-align="start" style:justify-single-word="false"/>
      <style:text-properties style:use-window-font-color="true" style:font-name="Arial" fo:font-size="12pt" fo:font-weight="normal" officeooo:rsid="001f3eb3" officeooo:paragraph-rsid="001f3eb3" style:font-size-asian="10.5pt" style:font-weight-asian="normal" style:font-size-complex="12pt" style:font-weight-complex="normal"/>
    </style:style>
    <style:style style:name="P28" style:family="paragraph" style:parent-style-name="Standard" style:list-style-name="L1">
      <style:paragraph-properties fo:text-align="start" style:justify-single-word="false"/>
      <style:text-properties style:use-window-font-color="true" style:font-name="Arial" fo:font-size="12pt" fo:font-weight="normal" officeooo:rsid="001f85e6" officeooo:paragraph-rsid="001f85e6" style:font-size-asian="10.5pt" style:font-weight-asian="normal" style:font-size-complex="12pt" style:font-weight-complex="normal"/>
    </style:style>
    <style:style style:name="P29" style:family="paragraph" style:parent-style-name="Standard" style:list-style-name="L2">
      <style:paragraph-properties fo:text-align="start" style:justify-single-word="false"/>
      <style:text-properties style:use-window-font-color="true" style:font-name="Arial" fo:font-size="12pt" fo:font-weight="normal" officeooo:rsid="0023a475" officeooo:paragraph-rsid="0023a475" style:font-size-asian="10.5pt" style:font-weight-asian="normal" style:font-size-complex="12pt" style:font-weight-complex="normal"/>
    </style:style>
    <style:style style:name="P30" style:family="paragraph" style:parent-style-name="Standard" style:list-style-name="L6">
      <style:paragraph-properties fo:text-align="start" style:justify-single-word="false"/>
      <style:text-properties style:use-window-font-color="true" style:font-name="Arial" fo:font-size="12pt" fo:font-weight="normal" officeooo:rsid="002c7947" officeooo:paragraph-rsid="002c7947"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style:use-window-font-color="true" style:font-name="Arial" fo:font-size="12pt" fo:font-weight="normal" officeooo:rsid="002c7947" officeooo:paragraph-rsid="002c7947"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style:use-window-font-color="true" style:font-name="Arial" fo:font-size="12pt" fo:font-weight="normal" officeooo:rsid="0033b576" officeooo:paragraph-rsid="0033b576" style:font-size-asian="10.5pt" style:font-weight-asian="normal" style:font-size-complex="12pt" style:font-weight-complex="normal"/>
    </style:style>
    <style:style style:name="P33" style:family="paragraph" style:parent-style-name="Standard" style:list-style-name="L10">
      <style:paragraph-properties fo:text-align="start" style:justify-single-word="false"/>
      <style:text-properties style:use-window-font-color="true" style:font-name="Arial" fo:font-size="12pt" fo:font-weight="normal" officeooo:rsid="0039a199" officeooo:paragraph-rsid="0039a199"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style:use-window-font-color="true" style:font-name="Arial" fo:font-size="12pt" fo:font-weight="normal" officeooo:rsid="0039a199" officeooo:paragraph-rsid="0039a199"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style:use-window-font-color="true" style:font-name="Arial" fo:font-size="12pt" fo:font-weight="normal" officeooo:rsid="003eeef7" officeooo:paragraph-rsid="003eeef7"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style:use-window-font-color="true" style:font-name="Arial" fo:font-size="12pt" fo:font-style="italic" fo:font-weight="normal" officeooo:rsid="003eeef7" officeooo:paragraph-rsid="003eeef7" style:font-size-asian="10.5pt" style:font-style-asian="italic" style:font-weight-asian="normal" style:font-size-complex="12pt" style:font-style-complex="italic" style:font-weight-complex="normal"/>
    </style:style>
    <style:style style:name="P37" style:family="paragraph" style:parent-style-name="Standard" style:list-style-name="L5">
      <style:paragraph-properties fo:text-align="start" style:justify-single-word="false"/>
      <style:text-properties style:use-window-font-color="true" style:font-name="serif" fo:font-size="12pt" fo:font-weight="normal" officeooo:rsid="00144830" officeooo:paragraph-rsid="0011375b"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style:use-window-font-color="true" fo:font-weight="normal" officeooo:paragraph-rsid="003eeef7" style:font-weight-asian="normal" style:font-weight-complex="normal"/>
    </style:style>
    <style:style style:name="P39" style:family="paragraph" style:parent-style-name="Standard">
      <style:paragraph-properties fo:text-align="start" style:justify-single-word="false"/>
      <style:text-properties style:use-window-font-color="true" fo:font-weight="normal" officeooo:rsid="003fd8bd" officeooo:paragraph-rsid="003fd8bd" style:font-weight-asian="normal" style:font-weight-complex="normal"/>
    </style:style>
    <style:style style:name="P40" style:family="paragraph" style:parent-style-name="Standard" style:list-style-name="L3">
      <style:paragraph-properties fo:text-align="start" style:justify-single-word="false"/>
      <style:text-properties officeooo:paragraph-rsid="002ad52f"/>
    </style:style>
    <style:style style:name="P41" style:family="paragraph" style:parent-style-name="Standard" style:list-style-name="L4">
      <style:paragraph-properties fo:text-align="start" style:justify-single-word="false"/>
      <style:text-properties officeooo:paragraph-rsid="0011375b"/>
    </style:style>
    <style:style style:name="P42" style:family="paragraph" style:parent-style-name="Standard" style:list-style-name="L5">
      <style:paragraph-properties fo:text-align="start" style:justify-single-word="false"/>
      <style:text-properties officeooo:paragraph-rsid="0011375b"/>
    </style:style>
    <style:style style:name="P43" style:family="paragraph" style:parent-style-name="Standard">
      <style:paragraph-properties fo:text-align="start" style:justify-single-word="false"/>
      <style:text-properties officeooo:paragraph-rsid="0033b576"/>
    </style:style>
    <style:style style:name="P44" style:family="paragraph" style:parent-style-name="Standard" style:list-style-name="L8">
      <style:paragraph-properties fo:text-align="start" style:justify-single-word="false"/>
      <style:text-properties officeooo:paragraph-rsid="0033b576"/>
    </style:style>
    <style:style style:name="P45" style:family="paragraph" style:parent-style-name="Standard" style:list-style-name="L5">
      <style:paragraph-properties fo:text-align="start" style:justify-single-word="false"/>
      <style:text-properties officeooo:rsid="00164da1" officeooo:paragraph-rsid="00164da1"/>
    </style:style>
    <style:style style:name="P46" style:family="paragraph" style:parent-style-name="Standard">
      <style:paragraph-properties fo:text-align="start" style:justify-single-word="false"/>
      <style:text-properties fo:color="#c9211e" style:font-name="Arial" fo:font-size="12pt" fo:font-weight="bold" officeooo:rsid="0006f3fc" officeooo:paragraph-rsid="0033b576" style:font-size-asian="10.5pt" style:font-weight-asian="bold" style:font-size-complex="12pt" style:font-weight-complex="bold"/>
    </style:style>
    <style:style style:name="P47" style:family="paragraph" style:parent-style-name="Standard">
      <style:paragraph-properties fo:text-align="start" style:justify-single-word="false"/>
      <style:text-properties fo:color="#c9211e" style:font-name="Arial" fo:font-size="12pt" fo:font-weight="bold" officeooo:rsid="000e91f3" officeooo:paragraph-rsid="000e91f3" style:font-size-asian="10.5pt" style:font-weight-asian="bold" style:font-size-complex="12pt" style:font-weight-complex="bold"/>
    </style:style>
    <style:style style:name="P48" style:family="paragraph" style:parent-style-name="Standard">
      <style:paragraph-properties fo:text-align="start" style:justify-single-word="false"/>
      <style:text-properties officeooo:rsid="0035848d" officeooo:paragraph-rsid="0035848d"/>
    </style:style>
    <style:style style:name="P49" style:family="paragraph" style:parent-style-name="Standard" style:list-style-name="L8">
      <style:paragraph-properties fo:text-align="start" style:justify-single-word="false"/>
      <style:text-properties officeooo:rsid="0035848d" officeooo:paragraph-rsid="0035848d"/>
    </style:style>
    <style:style style:name="P50" style:family="paragraph" style:parent-style-name="Standard">
      <style:paragraph-properties fo:text-align="start" style:justify-single-word="false"/>
      <style:text-properties fo:font-weight="bold" officeooo:rsid="0035848d" officeooo:paragraph-rsid="0035848d" style:font-weight-asian="bold" style:font-weight-complex="bold"/>
    </style:style>
    <style:style style:name="P51" style:family="paragraph" style:parent-style-name="Standard" style:list-style-name="L10">
      <style:paragraph-properties fo:text-align="start" style:justify-single-word="false"/>
      <style:text-properties fo:font-weight="normal" officeooo:rsid="0035fc1c" officeooo:paragraph-rsid="0035fc1c" style:font-weight-asian="normal" style:font-weight-complex="normal"/>
    </style:style>
    <style:style style:name="P52" style:family="paragraph" style:parent-style-name="Standard">
      <style:paragraph-properties fo:text-align="start" style:justify-single-word="false"/>
      <style:text-properties fo:color="#800080" style:font-name="Arial" fo:font-size="12pt" fo:font-weight="bold" officeooo:rsid="0006f3fc" officeooo:paragraph-rsid="0033b576" style:font-size-asian="10.5pt" style:font-weight-asian="bold" style:font-size-complex="12pt" style:font-weight-complex="bold"/>
    </style:style>
    <style:style style:name="P53" style:family="paragraph" style:parent-style-name="Standard">
      <style:paragraph-properties fo:text-align="start" style:justify-single-word="false"/>
      <style:text-properties fo:color="#800080" style:font-name="Arial" fo:font-size="12pt" fo:font-weight="bold" officeooo:rsid="000e91f3" officeooo:paragraph-rsid="000e91f3" style:font-size-asian="10.5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font-weight="bold" officeooo:rsid="00148dc1" style:font-weight-asian="bold" style:font-weight-complex="bold"/>
    </style:style>
    <style:style style:name="T3" style:family="text">
      <style:text-properties officeooo:rsid="000b094e"/>
    </style:style>
    <style:style style:name="T4" style:family="text">
      <style:text-properties style:use-window-font-color="true" style:font-name="serif" fo:font-size="12pt" fo:font-weight="normal" style:font-size-asian="10.5pt" style:font-weight-asian="normal" style:font-size-complex="12pt" style:font-weight-complex="normal"/>
    </style:style>
    <style:style style:name="T5" style:family="text">
      <style:text-properties style:use-window-font-color="true" style:font-name="serif" fo:font-size="12pt" fo:font-weight="normal" officeooo:rsid="0011375b" style:font-size-asian="10.5pt" style:font-weight-asian="normal" style:font-size-complex="12pt" style:font-weight-complex="normal"/>
    </style:style>
    <style:style style:name="T6" style:family="text">
      <style:text-properties style:use-window-font-color="true" style:font-name="serif" fo:font-size="12pt" fo:font-weight="normal" officeooo:rsid="00124914" style:font-size-asian="10.5pt" style:font-weight-asian="normal" style:font-size-complex="12pt" style:font-weight-complex="normal"/>
    </style:style>
    <style:style style:name="T7" style:family="text">
      <style:text-properties style:use-window-font-color="true" style:font-name="serif" fo:font-size="12pt" fo:font-weight="normal" officeooo:rsid="00144830" style:font-size-asian="10.5pt" style:font-weight-asian="normal" style:font-size-complex="12pt" style:font-weight-complex="normal"/>
    </style:style>
    <style:style style:name="T8" style:family="text">
      <style:text-properties style:use-window-font-color="true" style:font-name="serif" fo:font-size="12pt" fo:font-weight="normal" officeooo:rsid="00148dc1" style:font-size-asian="10.5pt" style:font-weight-asian="normal" style:font-size-complex="12pt" style:font-weight-complex="normal"/>
    </style:style>
    <style:style style:name="T9" style:family="text">
      <style:text-properties style:use-window-font-color="true" style:font-name="Arial" fo:font-size="12pt" fo:font-weight="normal" style:font-size-asian="10.5pt" style:font-weight-asian="normal" style:font-size-complex="12pt" style:font-weight-complex="normal"/>
    </style:style>
    <style:style style:name="T10" style:family="text">
      <style:text-properties style:use-window-font-color="true" style:font-name="Arial" fo:font-size="12pt" fo:font-weight="normal" officeooo:rsid="0011375b" style:font-size-asian="10.5pt" style:font-weight-asian="normal" style:font-size-complex="12pt" style:font-weight-complex="normal"/>
    </style:style>
    <style:style style:name="T11" style:family="text">
      <style:text-properties style:use-window-font-color="true" style:font-name="Arial" fo:font-size="12pt" fo:font-weight="normal" officeooo:rsid="00148dc1" style:font-size-asian="10.5pt" style:font-weight-asian="normal" style:font-size-complex="12pt" style:font-weight-complex="normal"/>
    </style:style>
    <style:style style:name="T12" style:family="text">
      <style:text-properties style:use-window-font-color="true" style:font-name="Arial" fo:font-size="12pt" fo:font-weight="normal" officeooo:rsid="002ad52f" style:font-size-asian="10.5pt" style:font-weight-asian="normal" style:font-size-complex="12pt" style:font-weight-complex="normal"/>
    </style:style>
    <style:style style:name="T13" style:family="text">
      <style:text-properties style:use-window-font-color="true" style:font-name="Arial" fo:font-size="12pt" fo:font-weight="normal" officeooo:rsid="002ddbe2" style:font-size-asian="10.5pt" style:font-weight-asian="normal" style:font-size-complex="12pt" style:font-weight-complex="normal"/>
    </style:style>
    <style:style style:name="T14" style:family="text">
      <style:text-properties style:use-window-font-color="true" style:font-name="Arial" fo:font-size="12pt" fo:font-weight="normal" officeooo:rsid="002c19cb" style:font-size-asian="10.5pt" style:font-weight-asian="normal" style:font-size-complex="12pt" style:font-weight-complex="normal"/>
    </style:style>
    <style:style style:name="T15" style:family="text">
      <style:text-properties style:use-window-font-color="true" style:font-name="Arial" fo:font-size="12pt" fo:font-weight="normal" officeooo:rsid="0033b576" style:font-size-asian="10.5pt" style:font-weight-asian="normal" style:font-size-complex="12pt" style:font-weight-complex="normal"/>
    </style:style>
    <style:style style:name="T16" style:family="text">
      <style:text-properties style:use-window-font-color="true" style:font-name="Arial" fo:font-size="12pt" style:font-size-asian="10.5pt" style:font-size-complex="12pt"/>
    </style:style>
    <style:style style:name="T17" style:family="text">
      <style:text-properties style:use-window-font-color="true" style:font-name="Arial" fo:font-size="12pt" officeooo:rsid="0033b576" style:font-size-asian="10.5pt" style:font-size-complex="12pt"/>
    </style:style>
    <style:style style:name="T18" style:family="text">
      <style:text-properties style:use-window-font-color="true" fo:font-weight="normal" style:font-weight-asian="normal" style:font-weight-complex="normal"/>
    </style:style>
    <style:style style:name="T19" style:family="text">
      <style:text-properties style:use-window-font-color="true" officeooo:rsid="0033b576"/>
    </style:style>
    <style:style style:name="T20" style:family="text">
      <style:text-properties officeooo:rsid="002c7947"/>
    </style:style>
    <style:style style:name="T21" style:family="text">
      <style:text-properties fo:color="#c9211e" style:font-name="Arial" fo:font-size="12pt" fo:font-weight="bold" style:font-size-asian="10.5pt" style:font-weight-asian="bold" style:font-size-complex="12pt" style:font-weight-complex="bold"/>
    </style:style>
    <style:style style:name="T22" style:family="text">
      <style:text-properties fo:color="#c9211e" style:font-name="Arial" fo:font-size="12pt" fo:font-weight="bold" officeooo:rsid="003eeef7" style:font-size-asian="10.5pt" style:font-weight-asian="bold" style:font-size-complex="12pt" style:font-weight-complex="bold"/>
    </style:style>
    <style:style style:name="T23" style:family="text">
      <style:text-properties fo:color="#c9211e" style:font-name="Arial" fo:font-size="12pt" fo:font-weight="bold" officeooo:rsid="003fd8bd" style:font-size-asian="10.5pt" style:font-weight-asian="bold" style:font-size-complex="12pt" style:font-weight-complex="bold"/>
    </style:style>
    <style:style style:name="T24" style:family="text">
      <style:text-properties fo:color="#c9211e" style:font-name="Arial" fo:font-size="12pt" fo:font-weight="bold" officeooo:rsid="0041264b" style:font-size-asian="10.5pt" style:font-weight-asian="bold" style:font-size-complex="12pt" style:font-weight-complex="bold"/>
    </style:style>
    <style:style style:name="T25" style:family="text">
      <style:text-properties fo:color="#c9211e" style:font-name="Arial" fo:font-size="12pt" style:text-underline-style="none" fo:font-weight="bold" officeooo:rsid="003fd8bd" style:font-size-asian="10.5pt" style:font-weight-asian="bold" style:font-size-complex="12pt" style:font-weight-complex="bold"/>
    </style:style>
    <style:style style:name="T26" style:family="text">
      <style:text-properties fo:color="#c9211e" style:font-name="Arial" fo:font-size="12pt" style:text-underline-style="none" officeooo:rsid="003fd8bd" style:font-size-asian="10.5pt" style:font-size-complex="12pt"/>
    </style:style>
    <style:style style:name="T27" style:family="text">
      <style:text-properties fo:color="#c9211e" style:font-name="Arial" fo:font-size="12pt" style:font-size-asian="10.5pt" style:font-size-complex="12pt"/>
    </style:style>
    <style:style style:name="T28" style:family="text">
      <style:text-properties fo:color="#c9211e" style:font-name="Arial" fo:font-size="12pt" officeooo:rsid="003eeef7" style:font-size-asian="10.5pt" style:font-size-complex="12pt"/>
    </style:style>
    <style:style style:name="T29" style:family="text">
      <style:text-properties fo:color="#c9211e" style:font-name="Arial" fo:font-size="12pt" officeooo:rsid="003fd8bd" style:font-size-asian="10.5pt" style:font-size-complex="12pt"/>
    </style:style>
    <style:style style:name="T30" style:family="text">
      <style:text-properties fo:color="#c9211e" style:font-name="Arial" fo:font-size="12pt" officeooo:rsid="0041264b" style:font-size-asian="10.5pt" style:font-size-complex="12pt"/>
    </style:style>
    <style:style style:name="T31" style:family="text">
      <style:text-properties style:font-name="Arial" fo:font-size="12pt" style:font-size-asian="10.5pt" style:font-size-complex="12pt"/>
    </style:style>
    <style:style style:name="T32" style:family="text">
      <style:text-properties style:font-name="Arial" fo:font-size="12pt" officeooo:rsid="003eeef7" style:font-size-asian="10.5pt" style:font-size-complex="12pt"/>
    </style:style>
    <style:style style:name="T33" style:family="text">
      <style:text-properties style:font-name="Arial" fo:font-size="12pt" officeooo:rsid="003fd8bd" style:font-size-asian="10.5pt" style:font-size-complex="12pt"/>
    </style:style>
    <style:style style:name="T34" style:family="text">
      <style:text-properties style:font-name="Arial" fo:font-size="12pt" officeooo:rsid="0041264b" style:font-size-asian="10.5pt" style:font-size-complex="12pt"/>
    </style:style>
    <style:style style:name="T35" style:family="text">
      <style:text-properties style:font-name="Arial" fo:font-size="12pt" style:text-underline-style="none" officeooo:rsid="003fd8bd" style:font-size-asian="10.5pt" style:font-size-complex="12pt"/>
    </style:style>
    <style:style style:name="T36" style:family="text">
      <style:text-properties officeooo:rsid="00450ca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Feedback TFG</text:p>
      <text:p text:style-name="P3"/>
      <text:p text:style-name="P22">1) Añadir referencia Machine Learning (página 5)</text:p>
      <text:p text:style-name="P5"/>
      <text:p text:style-name="P12">[R] <text:a xlink:type="simple" xlink:href="https://datascientest.com/es/machine-learning-definicion-funcionamiento-usos" text:style-name="Internet_20_link" text:visited-style-name="Visited_20_Internet_20_Link">https://datascientest.com/es/machine-learning-definicion-funcionamiento-usos</text:a></text:p>
      <text:p text:style-name="P12"/>
      <text:p text:style-name="P22">2) por qué he decidido usar estos sistemas de recomendación, mirar enlaces que pasó Iván acerca de las técnicas conocimiento y colaborativo (páginas 5 y 6)</text:p>
      <text:p text:style-name="P5"/>
      <text:p text:style-name="P16">Comentar que según este libro he considerado las siguientes técnicas las más apropiadas para un entorno web para usuarios algo así</text:p>
      <text:p text:style-name="P5"/>
      <text:p text:style-name="P52">3) 2.2.2 y 2.2.3 Extender más la explicación</text:p>
      <text:p text:style-name="P46"><text:span text:style-name="T19"/></text:p>
      <text:p text:style-name="P46"><text:span text:style-name="T19">3.1) 2.2.2</text:span></text:p>
      <text:p text:style-name="P32"/>
      <text:list xml:id="list1669324283" text:style-name="L8">
        <text:list-item>
          <text:p text:style-name="P44"><text:span text:style-name="T15">En el último párrafo, la última línea dejarla para el final y meter antes punto y aparte con lo siguiente:</text:span></text:p>
          <text:p text:style-name="P44"><text:span text:style-name="T15"/></text:p>
        </text:list-item>
        <text:list-item>
          <text:p text:style-name="P44"><text:span text:style-name="T15">De esta forma, al igual que con el ejemplo anterior, se tendrán en cuenta las preferencias (categorías) que tienen los usuarios al elegir un destino, usando como referencia sus valoraciones de viajes ya realizados. </text:span></text:p>
          <text:p text:style-name="P44"><text:span text:style-name="T15"/></text:p>
        </text:list-item>
        <text:list-item>
          <text:p text:style-name="P44"><text:span text:style-name="T15">Utilizando las matrices one-hot se podrán clasificar las preferencias del usuario en sus viajes anteriores para poder hallar la importancia de cada una de estas. Una vez conseguidos estos valores, se clasificarán los viajes según preferencias, para finalmente, seleccionar aquellos viajes que sean más afines con el usuario, siendo estos el resultado del sistema de recomendación basado en conocimiento.</text:span></text:p>
        </text:list-item>
      </text:list>
      <text:p text:style-name="P48"><text:span text:style-name="T15"/></text:p>
      <text:list xml:id="list122805535978362" text:continue-numbering="true" text:style-name="L8">
        <text:list-item>
          <text:p text:style-name="P49"><text:span text:style-name="T15">E</text:span><text:span text:style-name="T9">n el capítulo 4 (Pruebas y resultados) se explicará más en detalle cómo se utiliza esta técnica para obtener las recomendaciones resultantes.</text:span></text:p>
        </text:list-item>
      </text:list>
      <text:p text:style-name="P43"><text:span text:style-name="T15"/></text:p>
      <text:p text:style-name="P50"><text:span text:style-name="T17">3.</text:span><text:span text:style-name="T16">2) 2.2.3</text:span></text:p>
      <text:p text:style-name="P50"><text:span text:style-name="T16"/></text:p>
      <text:list xml:id="list3599665047" text:style-name="L10">
        <text:list-item>
          <text:p text:style-name="P51"><text:span text:style-name="T16">Está muy bien explicado pero hay que entrar más en detalle, una vez finalizado el último párrafo poner lo siguiente:</text:span></text:p>
          <text:p text:style-name="P51"><text:span text:style-name="T16"/></text:p>
        </text:list-item>
        <text:list-item>
          <text:p text:style-name="P33">Para ello, se obtendrán las valoraciones que haya realizado el usuario en sus viajes, y ver si son similares a las realizadas por otros usuarios en estos mismos viajes. Aquellos con menor diferencia global de valoraciones respecto del usuario, serán los más afines con él, y serán los resultantes del filtrado colaborativo.</text:p>
        </text:list-item>
      </text:list>
      <text:p text:style-name="P34"/>
      <text:p text:style-name="P5"/>
      <text:p text:style-name="P22">4) Explicar un poco mejor la figura que se mostrará a continuación (página 12, último párrafo, figura 3.3)</text:p>
      <text:p text:style-name="P5"/>
      <text:list xml:id="list4094429928" text:style-name="L1">
        <text:list-item>
          <text:p text:style-name="P27">En primer lugar, sustituir el “nuestra” por “la” en el primer párrafo</text:p>
        </text:list-item>
        <text:list-item>
          <text:p text:style-name="P28">En el último párrafo dar un poco más de detalle para facilitar la comprensión. “Los modelos involucrados en el siguiente ejemplo son los de usuarios y viajes. “</text:p>
        </text:list-item>
        <text:list-item>
          <text:p text:style-name="P28"><text:soft-page-break/>En el segundo párrafo mencionar algunas asociaciones N-N que se vean reflejadas en el diagrama (las que tienen un * a cada lado) y nombrar algunas</text:p>
        </text:list-item>
      </text:list>
      <text:p text:style-name="P5"/>
      <text:p text:style-name="P23">5) Sustituir estará por está (página 15)</text:p>
      <text:p text:style-name="P6"/>
      <text:p text:style-name="P13">está</text:p>
      <text:p text:style-name="P13"/>
      <text:p text:style-name="P23">6) Métodos import y to_csv, darle una vuelta a la explicación y la figura (página 18)</text:p>
      <text:p text:style-name="P18"/>
      <text:list xml:id="list4284348" text:style-name="L2">
        <text:list-item>
          <text:p text:style-name="P29">Primer parráfo de to_csv, antes de explicar los argumentos que recibe meter ahí pantallazo</text:p>
          <text:p text:style-name="P29"/>
        </text:list-item>
        <text:list-item>
          <text:p text:style-name="P29">El método import, pantallazo al finalizar su párrafo</text:p>
        </text:list-item>
      </text:list>
      <text:p text:style-name="P19"/>
      <text:list xml:id="list2056256216" text:style-name="L3">
        <text:list-item>
          <text:p text:style-name="P40"><text:span text:style-name="T12">Creo que mejor </text:span><text:span text:style-name="T13">con </text:span><text:span text:style-name="T12">foto</text:span><text:span text:style-name="T13">s</text:span><text:span text:style-name="T12"> individual</text:span><text:span text:style-name="T13">es</text:span><text:span text:style-name="T12"> </text:span><text:span text:style-name="T14">pero si hacer índice de códigos, aunque lo ponga con fotos porque queda más bonito. </text:span><text:span text:style-name="T13">Tener esto en cuenta para sustituir aquellas figuras por códigos en los índices (a pesar de que sean fotos).</text:span></text:p>
        </text:list-item>
      </text:list>
      <text:p text:style-name="P23"/>
      <text:p text:style-name="P23"/>
      <text:p text:style-name="P23">7) <text:span text:style-name="T3">Indicar que he seguido un estándar de usabilidad para tomar estas decisiones (página 24). Esto implica una nueva referencia y quizá una nueva sección en estado del arte.</text:span></text:p>
      <text:p text:style-name="P6"/>
      <text:p text:style-name="P14">Usabilidad centrada en la <text:span text:style-name="T1">satisfacción</text:span> de los usuarios. <text:span text:style-name="T2">ISO 9241</text:span></text:p>
      <text:p text:style-name="P14"/>
      <text:list xml:id="list4010041617" text:style-name="L4">
        <text:list-item>
          <text:p text:style-name="P41"><text:span text:style-name="T11">[Ejemplo] </text:span><text:span text:style-name="T10">Ergonomía de la interacción hombre-sistema. Parte 151: Directrices para las interfaces de usuario Web (ISO 9241-151:2008).</text:span></text:p>
        </text:list-item>
      </text:list>
      <text:p text:style-name="P14"/>
      <text:list xml:id="list3237523337" text:style-name="L5">
        <text:list-item>
          <text:p text:style-name="P42"><text:span text:style-name="T5">Directrices en la accesibilidad del software. </text:span><text:span text:style-name="T6">(sensibilidad/tema oscuro)</text:span></text:p>
        </text:list-item>
      </text:list>
      <text:p text:style-name="P20"/>
      <text:list xml:id="list122804772468425" text:continue-numbering="true" text:style-name="L5">
        <text:list-item>
          <text:p text:style-name="P42"><text:span text:style-name="T6">Di</text:span><text:span text:style-name="T8">á</text:span><text:span text:style-name="T6">logos por cumplimentaci</text:span><text:span text:style-name="T8">ó</text:span><text:span text:style-name="T6">n de formularios. </text:span><text:span text:style-name="T7">(formularios)</text:span></text:p>
          <text:p text:style-name="P37"/>
        </text:list-item>
        <text:list-item>
          <text:p text:style-name="P45"><text:span text:style-name="T7">G</text:span><text:span text:style-name="T4">uía del usuario</text:span></text:p>
        </text:list-item>
      </text:list>
      <text:p text:style-name="P21"/>
      <text:p text:style-name="P6"/>
      <text:p text:style-name="P24">8) Estándar de encuestas, lo mismo (página 25)</text:p>
      <text:p text:style-name="P7"/>
      <text:p text:style-name="P15">https://blog.hubspot.es/service/encuesta-satisfaccion-cliente</text:p>
      <text:p text:style-name="P7"/>
      <text:p text:style-name="P11"><text:span text:style-name="T18">[R] </text:span><text:a xlink:type="simple" xlink:href="http://www.ugr.es/~diploeio/documentos/Paper_Estandares_Encuestas_online.pdf" text:style-name="Internet_20_link" text:visited-style-name="Visited_20_Internet_20_Link">http://www.ugr.es/~diploeio/documentos/Paper_Estandares_Encuestas_online.pdf</text:a></text:p>
      <text:p text:style-name="P11"/>
      <text:p text:style-name="P26">9) Pruebas unitarias, detallar más (página <text:span text:style-name="T20">28</text:span>)</text:p>
      <text:p text:style-name="P8"/>
      <text:list xml:id="list4080675254" text:style-name="L6">
        <text:list-item>
          <text:p text:style-name="P30">En el último párrafo, justo antes de mencionar la figura, ahí explicar un test unitario en particular, que no ocupe mucho, incluir foto además, para luego después poner la foto del resultado de ejecutar todos. El del survey es de los que mejor se pueden ver (aún así meter enter en las líneas que no se ven del todo). Explicar que hace setup y tal enrollarse un poco aquí explicando el test de Survey</text:p>
        </text:list-item>
      </text:list>
      <text:p text:style-name="P31"/>
      <text:p text:style-name="P31">* <text:span text:style-name="T36">imagen test survey *</text:span></text:p>
      <text:p text:style-name="P31"/>
      <text:p text:style-name="P8"><text:soft-page-break/></text:p>
      <text:p text:style-name="P8"/>
      <text:p text:style-name="P26">10) Prueba de resultados, detallar más y quizá explicar alguno de los test (pág 31)</text:p>
      <text:p text:style-name="P8"/>
      <text:p text:style-name="P35">A continuación, como ejemplo se detallará el segundo test de resultados, correspondiente al algoritmo de recomendación por conocimiento.</text:p>
      <text:p text:style-name="P35"/>
      <text:p text:style-name="P35">En primer lugar deberá seleccionarse un usuario de la lista desplegable y confirmar el test, como se muestra en las figura 5.4. Tras la confirmación, se mostrarán los viajes realizados por el usuario como indica la figura 5.5.</text:p>
      <text:p text:style-name="P35"/>
      <text:p text:style-name="P36">* figura test 2 solo con los viajes *</text:p>
      <text:p text:style-name="P35"/>
      <text:p text:style-name="P38"><text:span text:style-name="T32">Una vez obtenidos, estos viajes, se elaborará la matriz one-hot de preferencias de según los viajes realizados, con la finalidad de obtener la importancia de cada una de estas preferencias para el usuario </text:span><text:span text:style-name="T33">siguiendo el proceso detallado previamente en la capítulo 4 como </text:span><text:span text:style-name="T35">muestra</text:span><text:span text:style-name="T33"> la figura 5.6</text:span><text:span text:style-name="T32">.</text:span></text:p>
      <text:p text:style-name="P38"><text:span text:style-name="T32"/></text:p>
      <text:p text:style-name="P38"><text:span text:style-name="T32">* figura test 2 matrices *</text:span></text:p>
      <text:p text:style-name="P38"><text:span text:style-name="T32"/></text:p>
      <text:p text:style-name="P39"><text:span text:style-name="T32">T</text:span><text:span text:style-name="T31">ras esto, se elaborará la matriz de candidatos (viajes) según las importancias obtenidas en el paso anterior. La figura 5.7 muestra cómo sería dicha matriz para los cinco primeros candidatos.</text:span></text:p>
      <text:p text:style-name="P39"><text:span text:style-name="T31"/></text:p>
      <text:p text:style-name="P39"><text:span text:style-name="T31">* figura test 2 candidatos*</text:span></text:p>
      <text:p text:style-name="P39"><text:span text:style-name="T31"/></text:p>
      <text:p text:style-name="P39"><text:span text:style-name="T31">Finalmente, una vez obtenidas las afinidades de los viajes candidatos con el usuario, se seleccionarán los tres más afines como se indica en la figura 5.8. Estos serán los resultados correspondientes al sistema de recomendación por conocimiento.</text:span></text:p>
      <text:p text:style-name="P39"><text:span text:style-name="T31"/></text:p>
      <text:p text:style-name="P39"><text:span text:style-name="T31">* </text:span><text:span text:style-name="T34">figura test 2 resultados*</text:span></text:p>
      <text:p text:style-name="P8"/>
      <text:p text:style-name="P9">11) Conclusiones tiene que ser más extenso</text:p>
      <text:p text:style-name="P9"/>
      <text:p text:style-name="P25">12) Trabajo futuro quitar un poco, ya que trabajo futuro &gt; conclusiones ahora mismo y no debería ser así.</text:p>
      <text:p text:style-name="P9"/>
      <text:p text:style-name="P17">Quitar última propuesta y mirar si es posible hacer más breves las otras propuestas.</text:p>
      <text:p text:style-name="P9"/>
      <text:p text:style-name="P10">13) Leerse el documento entero para ir recalcando palabras importantes en negrita de vez en cuando, ya que el lector lo agradece.</text:p>
      <text:p text:style-name="P9"/>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erif" svg:font-family="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1-31T10:39:01.282098715</meta:creation-date>
    <dc:date>2023-02-01T12:28:04.332061500</dc:date>
    <meta:editing-duration>PT2H31M52S</meta:editing-duration>
    <meta:editing-cycles>46</meta:editing-cycles>
    <meta:generator>LibreOffice/6.4.7.2$Linux_X86_64 LibreOffice_project/40$Build-2</meta:generator>
    <meta:document-statistic meta:table-count="0" meta:image-count="0" meta:object-count="0" meta:page-count="3" meta:paragraph-count="55" meta:word-count="911" meta:character-count="5618" meta:non-whitespace-character-count="4778"/>
  </office:meta>
</office:document-meta>
</file>